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49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0.6701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zxx" fo:country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008in solid #000000"/>
      <style:text-properties fo:font-weight="bold"/>
    </style:style>
    <style:style style:name="ce11" style:family="table-cell" style:parent-style-name="Default" style:data-style-name="N119"/>
    <style:style style:name="ce12" style:family="table-cell" style:parent-style-name="Default" style:data-style-name="N1"/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order-bottom="none" fo:border-left="0.0008in solid #000000" fo:border-right="0.0008in solid #000000" fo:border-top="0.0008in solid #000000"/>
    </style:style>
    <style:style style:name="ce15" style:family="table-cell" style:parent-style-name="Default" style:data-style-name="N10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2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ce12"/>
        <table:table-column table:style-name="co3" table:default-cell-style-name="Default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10" office:value-type="string">
            <text:p>Homework expected</text:p>
          </table:table-cell>
          <table:table-cell table:style-name="ce10" office:value-type="string">
            <text:p>Homework ready</text:p>
          </table:table-cell>
          <table:table-cell table:style-name="ce10" office:value-type="string">
            <text:p>Homework points</text:p>
          </table:table-cell>
          <table:table-cell table:style-name="ce10" office:value-type="string">
            <text:p>Exam points</text:p>
          </table:table-cell>
          <table:table-cell table:style-name="ce10" office:value-type="string">
            <text:p>Bonus</text:p>
          </table:table-cell>
          <table:table-cell table:style-name="ce10" office:value-type="string">
            <text:p>Total points</text:p>
          </table:table-cell>
          <table:table-cell table:style-name="ce10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table:number-columns-repeated="7"/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table:number-columns-repeated="7"/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7"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table:number-columns-repeated="7"/>
        </table:table-row>
        <table:table-row table:style-name="ro2">
          <table:table-cell office:value-type="string">
            <text:p>093759</text:p>
          </table:table-cell>
          <table:table-cell office:value-type="string">
            <text:p>Dionis Argiri</text:p>
          </table:table-cell>
          <table:table-cell table:number-columns-repeated="7"/>
        </table:table-row>
        <table:table-row table:style-name="ro2">
          <table:table-cell office:value-type="string">
            <text:p>103784</text:p>
          </table:table-cell>
          <table:table-cell office:value-type="string">
            <text:p>Ott Madis Ozolit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0-05-20">
            <text:p>20.05.20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0-05-20">
            <text:p>20.05.2010</text:p>
          </table:table-cell>
          <table:table-cell table:style-name="Default" office:value-type="float" office:value="37">
            <text:p>37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2">
            <text:p>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07110</text:p>
          </table:table-cell>
          <table:table-cell office:value-type="string">
            <text:p>Eduard Shustrov</text:p>
          </table:table-cell>
          <table:table-cell table:number-columns-repeated="7"/>
        </table:table-row>
        <table:table-row table:style-name="ro2">
          <table:table-cell office:value-type="float" office:value="107675">
            <text:p>107675</text:p>
          </table:table-cell>
          <table:table-cell office:value-type="string">
            <text:p>Samet Erap</text:p>
          </table:table-cell>
          <table:table-cell table:number-columns-repeated="2" office:value-type="date" office:date-value="2010-05-20">
            <text:p>20.05.2010</text:p>
          </table:table-cell>
          <table:table-cell table:number-columns-repeated="5"/>
        </table:table-row>
        <table:table-row table:style-name="ro2">
          <table:table-cell office:value-type="string">
            <text:p>107678</text:p>
          </table:table-cell>
          <table:table-cell office:value-type="string">
            <text:p>Radomir Sebek</text:p>
          </table:table-cell>
          <table:table-cell table:number-columns-repeated="2" office:value-type="date" office:date-value="2010-05-21">
            <text:p>21.05.2010</text:p>
          </table:table-cell>
          <table:table-cell table:number-columns-repeated="5"/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table:number-columns-repeated="7"/>
        </table:table-row>
        <table:table-row table:style-name="ro2">
          <table:table-cell table:style-name="ce3"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0-05-20">
            <text:p>20.05.2010</text:p>
          </table:table-cell>
          <table:table-cell office:value-type="float" office:value="44">
            <text:p>44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75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7" office:value-type="string">
            <text:p>Siim Reinaas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8" office:value-type="string">
            <text:p>Vyacheslav Koliyanov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5" office:value-type="float" office:value="104492">
            <text:p>104492</text:p>
          </table:table-cell>
          <table:table-cell table:style-name="ce7" office:value-type="string">
            <text:p>Ain Salula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5" office:value-type="float" office:value="103640">
            <text:p>103640</text:p>
          </table:table-cell>
          <table:table-cell table:style-name="ce8" office:value-type="string">
            <text:p>Taavi Sonets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104540</text:p>
          </table:table-cell>
          <table:table-cell table:style-name="ce7"/>
          <table:table-cell table:number-columns-repeated="3"/>
          <table:table-cell table:style-name="Default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6"/>
          <table:table-cell table:style-name="ce9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3"/>
        <table:table-column table:style-name="co3" table:number-columns-repeated="6" table:default-cell-style-name="Default"/>
        <table:table-column table:style-name="co3" table:default-cell-style-name="ce12"/>
        <table:table-column table:style-name="co3" table:number-columns-repeated="3" table:default-cell-style-name="Default"/>
        <table:table-row table:style-name="ro3">
          <table:table-cell table:style-name="ce10" office:value-type="string">
            <text:p>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ask complete %</text:p>
          </table:table-cell>
          <table:table-cell table:style-name="ce10" office:value-type="string">
            <text:p>Model</text:p>
          </table:table-cell>
          <table:table-cell table:style-name="ce10" office:value-type="string">
            <text:p>Design</text:p>
          </table:table-cell>
          <table:table-cell table:style-name="ce10" office:value-type="string">
            <text:p>Java API &amp; language</text:p>
          </table:table-cell>
          <table:table-cell table:style-name="ce10" office:value-type="string">
            <text:p>Error handling</text:p>
          </table:table-cell>
          <table:table-cell table:style-name="ce10" office:value-type="string">
            <text:p>Docs &amp; readability</text:p>
          </table:table-cell>
          <table:table-cell table:style-name="ce10" office:value-type="string">
            <text:p>Tests</text:p>
          </table:table-cell>
          <table:table-cell table:style-name="ce10" office:value-type="string">
            <text:p>Total</text:p>
          </table:table-cell>
          <table:table-cell table:style-name="ce16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1" draw:text-style-name="P1" svg:width="2.5465in" svg:height="0.5457in" svg:x="3.2831in" svg:y="0.989in" draw:caption-point-x="-0.2402in" draw:caption-point-y="0.5953in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2" draw:text-style-name="P1" svg:width="3.4232in" svg:height="0.6071in" svg:x="5.061in" svg:y="0.989in" draw:caption-point-x="-0.2402in" draw:caption-point-y="0.5953in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1" draw:text-style-name="P1" svg:width="2.9134in" svg:height="0.5457in" svg:x="5.95in" svg:y="0.989in" draw:caption-point-x="-0.2402in" draw:caption-point-y="0.5953in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0894in" svg:height="0.5457in" svg:x="6.839in" svg:y="0.989in" draw:caption-point-x="-0.2402in" draw:caption-point-y="0.5953in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3" draw:text-style-name="P1" svg:width="1.1413in" svg:height="0.2346in" svg:x="7.728in" svg:y="0.989in" draw:caption-point-x="-0.2402in" draw:caption-point-y="0.5953in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7">
            <text:p>7</text:p>
          </table:table-cell>
          <table:table-cell table:formula="of:=SUM([.D9:.I9])*5/6*[.C9]" office:value-type="float" office:value="36.6666666666667">
            <text:p>3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4"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5"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3" draw:text-style-name="P1" svg:width="1.1413in" svg:height="0.3902in" svg:x="3.2831in" svg:y="1.8748in" draw:caption-point-x="-0.2402in" draw:caption-point-y="0.5953in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3" draw:text-style-name="P1" svg:width="1.1413in" svg:height="0.2346in" svg:x="5.061in" svg:y="1.8748in" draw:caption-point-x="-0.2402in" draw:caption-point-y="0.5953in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3" draw:text-style-name="P1" svg:width="1.1413in" svg:height="0.8567in" svg:x="5.95in" svg:y="1.8748in" draw:caption-point-x="-0.2402in" draw:caption-point-y="0.5953in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3" draw:text-style-name="P1" svg:width="1.1413in" svg:height="0.5457in" svg:x="6.839in" svg:y="1.8748in" draw:caption-point-x="-0.2402in" draw:caption-point-y="0.5953in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SUM([.D14:.I14])*5/6*[.C14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6"/>
        <table:named-range table:name="names" table:base-cell-address="$Homework.$B$25" table:cell-range-address="$Totals.$B$2:.$B$46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date-style style:name="N119">
      <number:day number:style="long"/>
      <number:text>.</number:text>
      <number:month number:style="long"/>
      <number:text>.</number:text>
      <number:year number:style="long"/>
    </number:date-style>
    <number:date-style style:name="N120">
      <number:day number:style="long"/>
      <number:text>.</number:text>
      <number:month number:style="long"/>
    </number:date-style>
    <number:currency-style style:name="N122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22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5-24T22:49:47</dc:date>
    <dc:language>en-US</dc:language>
    <meta:editing-cycles>209</meta:editing-cycles>
    <meta:editing-duration>P7DT19H55M12S</meta:editing-duration>
    <dc:creator>Anton Keks</dc:creator>
    <meta:document-statistic meta:table-count="2" meta:cell-count="189" meta:object-count="0"/>
    <meta:user-defined meta:name="Info 1"/>
    <meta:user-defined meta:name="Info 2"/>
    <meta:user-defined meta:name="Info 3"/>
    <meta:user-defined meta:name="Info 4"/>
  </office:meta>
</office:document-meta>
</file>